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Letteratura%20per%20ragazzi" text:style-name="Internet_20_link" text:visited-style-name="Visited_20_Internet_20_Link">Letteratura per ragazzi</text:a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7:18:08.445000000</dc:date>
    <meta:editing-duration>PT30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3" meta:character-count="23" meta:non-whitespace-character-count="21"/>
  </office:meta>
</office:document-meta>
</file>